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408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31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2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3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6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4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1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2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3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0.537cm" style:use-optimal-column-width="false"/>
    </style:style>
    <style:style style:name="co8" style:family="table-column">
      <style:table-column-properties style:column-width="3.249cm" style:use-optimal-column-width="false"/>
    </style:style>
    <style:style style:name="co9" style:family="table-column">
      <style:table-column-properties style:column-width="13.786cm" style:use-optimal-column-width="false"/>
    </style:style>
    <style:style style:name="co10" style:family="table-column">
      <style:table-column-properties style:column-width="1.56cm" style:use-optimal-column-width="false"/>
    </style:style>
    <style:style style:name="co11" style:family="table-column">
      <style:table-column-properties style:column-width="1.576cm" style:use-optimal-column-width="false"/>
    </style:style>
    <style:style style:name="co12" style:family="table-column">
      <style:table-column-properties style:column-width="4.797cm" style:use-optimal-column-width="false"/>
    </style:style>
    <style:style style:name="co13" style:family="table-column">
      <style:table-column-properties style:column-width="2.672cm" style:use-optimal-column-width="false"/>
    </style:style>
    <style:style style:name="co14" style:family="table-column">
      <style:table-column-properties style:column-width="2.762cm" style:use-optimal-column-width="false"/>
    </style:style>
    <style:style style:name="co15" style:family="table-column">
      <style:table-column-properties style:column-width="10.792cm" style:use-optimal-column-width="false"/>
    </style:style>
    <style:style style:name="co16" style:family="table-column">
      <style:table-column-properties style:column-width="2.977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2cm" style:use-optimal-row-height="false"/>
    </style:style>
    <style:style style:name="ro6" style:family="table-row">
      <style:table-row-properties style:row-height="1.196cm" style:use-optimal-row-height="false"/>
    </style:style>
    <style:style style:name="ro7" style:family="table-row">
      <style:table-row-properties style:row-height="1.477cm" style:use-optimal-row-height="false"/>
    </style:style>
    <style:style style:name="ro8" style:family="table-row">
      <style:table-row-properties style:row-height="1.331cm" style:use-optimal-row-height="false"/>
    </style:style>
    <style:style style:name="ro9" style:family="table-row">
      <style:table-row-properties style:row-height="1.159cm" style:use-optimal-row-height="false"/>
    </style:style>
    <style:style style:name="ro10" style:family="table-row">
      <style:table-row-properties style:row-height="1.18cm" style:use-optimal-row-height="false"/>
    </style:style>
    <style:style style:name="ro11" style:family="table-row">
      <style:table-row-properties style:row-height="1.174cm" style:use-optimal-row-height="false"/>
    </style:style>
    <style:style style:name="ro12" style:family="table-row">
      <style:table-row-properties style:row-height="1.036cm" style:use-optimal-row-height="false"/>
    </style:style>
    <style:style style:name="ro13" style:family="table-row">
      <style:table-row-properties style:row-height="1.109cm" style:use-optimal-row-height="false"/>
    </style:style>
    <style:style style:name="ro14" style:family="table-row">
      <style:table-row-properties style:row-height="0.942cm" style:use-optimal-row-height="false"/>
    </style:style>
    <style:style style:name="ro15" style:family="table-row">
      <style:table-row-properties style:row-height="0.946cm" style:use-optimal-row-height="false"/>
    </style:style>
    <style:style style:name="ro16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3" style:family="table-cell">
      <style:text-properties style:font-name="Nimbus Sans" fo:font-size="16pt" style:font-name-asian="DejaVu Sans Mono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8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27" style:family="paragraph">
      <style:text-properties style:font-name="Nimbus Sans" fo:font-size="16pt" style:font-name-asian="DejaVu Sans Mono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41" style:family="paragraph">
      <loext:graphic-properties draw:fill-color="#ffffff"/>
      <style:paragraph-properties style:writing-mode="lr-tb"/>
      <style:text-properties fo:font-size="32pt"/>
    </style:style>
    <style:style style:name="P42" style:family="paragraph"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972f"/>
      <style:paragraph-properties fo:text-align="center"/>
    </style:style>
    <style:style style:name="P49" style:family="paragraph">
      <loext:graphic-properties draw:fill="none"/>
      <style:paragraph-properties fo:text-align="center"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CO</text:span><text:span text:style-name="T1">M 5: </text:span><text:span text:style-name="T1">Rec</text:span><text:span text:style-name="T1">eive</text:span><text:span text:style-name="T1">d </text:span><text:span text:style-name="T1">Prof</text:span><text:span text:style-name="T1">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CO</text:span><text:span text:style-name="T1">M 6 <text:s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CO</text:span><text:span text:style-name="T1">M 6 <text:s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8cm" svg:x="3.5cm" svg:y="4.27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  <table:table-cell table:style-name="orange3"/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><text:span text:style-name="T6">02:42:6a:87:e8:45</text:span></text:p>
              </table:table-cell>
              <table:table-cell table:style-name="orange2"/>
            </table:table-row>
            <table:table-row table:style-name="ro5" table:default-cell-style-name="ce3">
              <table:table-cell>
                <text:p text:style-name="P27"><text:span text:style-name="T6">Auto Load Control.</text:span></text:p>
              </table:table-cell>
              <table:table-cell>
                <text:p text:style-name="P27"><text:span text:style-name="T6">0x5555</text:span></text:p>
              </table:table-cell>
              <table:table-cell table:style-name="orange1"/>
            </table:table-row>
            <table:table-row table:style-name="ro6" table:default-cell-style-name="ce3">
              <table:table-cell>
                <text:p text:style-name="P27"><text:span text:style-name="T6">Batch Size</text:span></text:p>
              </table:table-cell>
              <table:table-cell>
                <text:p text:style-name="P27"><text:span text:style-name="T6">100</text:span></text:p>
              </table:table-cell>
              <table:table-cell table:style-name="orange2"/>
            </table:table-row>
            <table:table-row table:style-name="ro7">
              <table:table-cell table:style-name="ce2">
                <text:p text:style-name="P26"><text:span text:style-name="T6">CMD</text:span></text:p>
              </table:table-cell>
              <table:table-cell table:style-name="ce4">
                <text:p text:style-name="P28"><text:span text:style-name="T6">0xF933AAC0 </text:span></text:p>
              </table:table-cell>
              <table:table-cell table:style-name="orange1"/>
            </table:table-row>
            <table:table-row table:style-name="ro8" table:default-cell-style-name="ce2">
              <table:table-cell>
                <text:p text:style-name="P26"><text:span text:style-name="T6">Row Data Bytes</text:span></text:p>
              </table:table-cell>
              <table:table-cell>
                <text:p text:style-name="P26"><text:span text:style-name="T6">32</text:span></text:p>
              </table:table-cell>
              <table:table-cell table:style-name="orange2"/>
            </table:table-row>
            <table:table-row table:style-name="ro9" table:default-cell-style-name="ce2">
              <table:table-cell>
                <text:p text:style-name="P26"><text:span text:style-name="T6">Row Data Source</text:span></text:p>
              </table:table-cell>
              <table:table-cell>
                <text:p text:style-name="P26"><text:span text:style-name="T6">Flash_1212.data</text:span></text:p>
              </table:table-cell>
              <table:table-cell table:style-name="orange1"/>
            </table:table-row>
          </table:table>
          <draw:image xlink:href="Pictures/TablePreview2.svm" xlink:type="simple" xlink:show="embed" xlink:actuate="onLoad"/>
        </draw:frame>
        <draw:frame draw:style-name="gr26" draw:text-style-name="P30" draw:layer="layout" svg:width="10.897cm" svg:height="1.17cm" svg:x="3.548cm" svg:y="2.988cm">
          <draw:text-box>
            <text:p text:style-name="P29"><text:span text:style-name="T7">Dev B</text:span><text:span text:style-name="T7">：</text:span><text:span text:style-name="T8">COM6:115200,N,8,1</text:span></text:p>
          </draw:text-box>
        </draw:frame>
        <draw:frame draw:style-name="gr27" draw:text-style-name="P31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28" draw:text-style-name="P32" draw:layer="layout" svg:width="2cm" svg:height="0.658cm" svg:x="20.5cm" svg:y="11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6cm" svg:height="1cm" svg:x="17cm" svg:y="13.5cm">
          <text:p text:style-name="P11"><text:span text:style-name="T3">按下</text:span><text:span text:style-name="T3">開始</text:span><text:span text:style-name="T3">編輯</text:span></text:p>
          <draw:enhanced-geometry svg:viewBox="0 0 21600 21600" draw:mirror-horizontal="false" draw:mirror-vertical="false" draw:text-areas="800 800 20800 20800" draw:type="round-rectangular-callout" draw:modifiers="16251.2914514248 -17866.9330669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3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2" draw:layer="layout" svg:width="2cm" svg:height="0.658cm" svg:x="20.5cm" svg:y="11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2" draw:layer="layout" svg:width="2cm" svg:height="0.658cm" svg:x="20.5cm" svg:y="10.34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2" draw:layer="layout" svg:width="2cm" svg:height="0.658cm" svg:x="20.5cm" svg:y="9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2" draw:layer="layout" svg:width="2cm" svg:height="0.658cm" svg:x="20.5cm" svg:y="7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2" draw:layer="layout" svg:width="2cm" svg:height="0.658cm" svg:x="20.5cm" svg:y="6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2" draw:layer="layout" svg:width="2cm" svg:height="0.658cm" svg:x="20.5cm" svg:y="5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9"/>
              <table:table-row table:style-name="ro10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10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10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10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10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10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10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</text:span><text:span text:style-name="T7">v </text:span><text:span text:style-name="T7">B</text:span><text:span text:style-name="T7">：</text:span><text:span text:style-name="T8">CO</text:span><text:span text:style-name="T8">M6:</text:span><text:span text:style-name="T8">115</text:span><text:span text:style-name="T8">200,</text:span><text:span text:style-name="T8">N,8,</text:span><text:span text:style-name="T8">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</text:span><text:span text:style-name="T9">file</text:span><text:span text:style-name="T9">：</text:span><text:span text:style-name="T9">De</text:span><text:span text:style-name="T9">v B</text:span></text:p>
            </draw:text-box>
          </draw:frame>
          <draw:custom-shape draw:style-name="gr30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1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33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3" draw:text-style-name="P36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1"/>
              <table:table-row table:style-name="ro11" table:default-cell-style-name="ce5">
                <table:table-cell/>
                <table:table-cell>
                  <text:p text:style-name="P37"><text:span text:style-name="T10">0</text:span></text:p>
                </table:table-cell>
                <table:table-cell>
                  <text:p text:style-name="P37"><text:span text:style-name="T10">1</text:span></text:p>
                </table:table-cell>
                <table:table-cell>
                  <text:p text:style-name="P37"><text:span text:style-name="T10">2</text:span></text:p>
                </table:table-cell>
                <table:table-cell>
                  <text:p text:style-name="P37"><text:span text:style-name="T10">3</text:span></text:p>
                </table:table-cell>
                <table:table-cell>
                  <text:p text:style-name="P37"><text:span text:style-name="T10">4</text:span></text:p>
                </table:table-cell>
                <table:table-cell>
                  <text:p text:style-name="P37"><text:span text:style-name="T10">5</text:span></text:p>
                </table:table-cell>
                <table:table-cell>
                  <text:p text:style-name="P37"><text:span text:style-name="T10">6</text:span></text:p>
                </table:table-cell>
                <table:table-cell>
                  <text:p text:style-name="P37"><text:span text:style-name="T10">7</text:span></text:p>
                </table:table-cell>
              </table:table-row>
              <table:table-row table:style-name="ro10" table:default-cell-style-name="ce6">
                <table:table-cell>
                  <text:p text:style-name="P38"><text:span text:style-name="T11">1</text:span></text:p>
                </table:table-cell>
                <table:table-cell>
                  <text:p text:style-name="P38"><text:span text:style-name="T11">01</text:span></text:p>
                </table:table-cell>
                <table:table-cell>
                  <text:p text:style-name="P38"><text:span text:style-name="T11">CA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</table:table-row>
              <table:table-row table:style-name="ro12" table:default-cell-style-name="ce6">
                <table:table-cell>
                  <text:p text:style-name="P38"><text:span text:style-name="T11">2</text:span></text:p>
                </table:table-cell>
                <table:table-cell>
                  <text:p text:style-name="P38"><text:span text:style-name="T11">34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66</text:span></text:p>
                </table:table-cell>
                <table:table-cell>
                  <text:p text:style-name="P38"><text:span text:style-name="T11">DE</text:span></text:p>
                </table:table-cell>
              </table:table-row>
              <table:table-row table:style-name="ro13" table:default-cell-style-name="ce6">
                <table:table-cell>
                  <text:p text:style-name="P38"><text:span text:style-name="T11">3</text:span></text:p>
                </table:table-cell>
                <table:table-cell>
                  <text:p text:style-name="P38"><text:span text:style-name="T11">33</text:span></text:p>
                </table:table-cell>
                <table:table-cell>
                  <text:p text:style-name="P38"><text:span text:style-name="T11">23</text:span></text:p>
                </table:table-cell>
                <table:table-cell table:style-name="ce7">
                  <text:p text:style-name="P39"><text:span text:style-name="T12">A2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FC</text:span></text:p>
                </table:table-cell>
                <table:table-cell>
                  <text:p text:style-name="P38"><text:span text:style-name="T11">A1</text:span></text:p>
                </table:table-cell>
              </table:table-row>
              <table:table-row table:style-name="ro14" table:default-cell-style-name="ce6">
                <table:table-cell>
                  <text:p text:style-name="P38"><text:span text:style-name="T11">4</text:span></text:p>
                </table:table-cell>
                <table:table-cell>
                  <text:p text:style-name="P38"><text:span text:style-name="T11">21</text:span></text:p>
                </table:table-cell>
                <table:table-cell>
                  <text:p text:style-name="P38"><text:span text:style-name="T11">0B</text:span></text:p>
                </table:table-cell>
                <table:table-cell>
                  <text:p text:style-name="P38"><text:span text:style-name="T11">7D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95</text:span></text:p>
                </table:table-cell>
                <table:table-cell>
                  <text:p text:style-name="P38"><text:span text:style-name="T11">44</text:span></text:p>
                </table:table-cell>
                <table:table-cell>
                  <text:p text:style-name="P38"><text:span text:style-name="T11">98</text:span></text:p>
                </table:table-cell>
              </table:table-row>
              <table:table-row table:style-name="ro14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5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5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6" table:default-cell-style-name="ce8">
              <table:table-cell>
                <text:p text:style-name="P40">Name</text:p>
              </table:table-cell>
              <table:table-cell>
                <text:p text:style-name="P40">Start</text:p>
              </table:table-cell>
              <table:table-cell>
                <text:p text:style-name="P40">Len</text:p>
              </table:table-cell>
              <table:table-cell>
                <text:p text:style-name="P40">Example Hex Value</text:p>
              </table:table-cell>
              <table:table-cell/>
            </table:table-row>
            <table:table-row table:style-name="ro16" table:default-cell-style-name="ce8">
              <table:table-cell>
                <text:p text:style-name="P40">MAC Addr</text:p>
              </table:table-cell>
              <table:table-cell>
                <text:p text:style-name="P40">0x0</text:p>
              </table:table-cell>
              <table:table-cell>
                <text:p text:style-name="P40">0x6</text:p>
              </table:table-cell>
              <table:table-cell>
                <text:p text:style-name="P40">0x02 0x42 0x6a </text:p>
                <text:p text:style-name="P40">0x87 0xe8 0x45 </text:p>
              </table:table-cell>
              <table:table-cell/>
            </table:table-row>
            <table:table-row table:style-name="ro16" table:default-cell-style-name="ce8">
              <table:table-cell>
                <text:p text:style-name="P40">Auto Load Control</text:p>
              </table:table-cell>
              <table:table-cell>
                <text:p text:style-name="P40">0x06</text:p>
              </table:table-cell>
              <table:table-cell>
                <text:p text:style-name="P40">0x2</text:p>
              </table:table-cell>
              <table:table-cell>
                <text:p text:style-name="P40">0x5555</text:p>
              </table:table-cell>
              <table:table-cell/>
            </table:table-row>
            <table:table-row table:style-name="ro16" table:default-cell-style-name="ce8">
              <table:table-cell/>
              <table:table-cell>
                <text:p text:style-name="P40">0x20</text:p>
              </table:table-cell>
              <table:table-cell/>
              <table:table-cell/>
              <table:table-cell/>
            </table:table-row>
            <table:table-row table:style-name="ro16" table:default-cell-style-name="ce8">
              <table:table-cell/>
              <table:table-cell>
                <text:p text:style-name="P40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1" draw:layer="layout" svg:width="25.199cm" svg:height="1.975cm" svg:x="1.401cm" svg:y="0.525cm">
          <draw:text-box>
            <text:p><text:span text:style-name="T13">P</text:span><text:span text:style-name="T13">or</text:span><text:span text:style-name="T13">fil</text:span><text:span text:style-name="T13">e </text:span><text:span text:style-name="T13">F</text:span><text:span text:style-name="T13">or</text:span><text:span text:style-name="T13">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1" draw:layer="layout" svg:width="25.199cm" svg:height="9.134cm" svg:x="1.4cm" svg:y="3.685cm" presentation:class="subtitle">
          <draw:text-box>
            <text:p><text:span text:style-name="T13">文</text:span><text:span text:style-name="T13">件</text:span><text:span text:style-name="T13">結</text:span><text:span text:style-name="T13">束</text:span></text:p>
            <text:p><text:span text:style-name="T13">以</text:span><text:span text:style-name="T13">下</text:span><text:span text:style-name="T13">素</text:span><text:span text:style-name="T13">材</text:span><text:span text:style-name="T13">備</text:span><text:span text:style-name="T13">用</text:span><text:span text:style-name="T13">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6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3.038cm">
          <draw:text-box>
            <text:p><text:span text:style-name="T9">De</text:span><text:span text:style-name="T9">vic</text:span><text:span text:style-name="T9">e</text:span></text:p>
          </draw:text-box>
        </draw:frame>
        <draw:custom-shape draw:style-name="gr37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</text:span><text:span text:style-name="T9">ssa</text:span><text:span text:style-name="T9">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Star</text:span><text:span text:style-name="T1">t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</text:span><text:span text:style-name="T9">gre</text:span><text:span text:style-name="T9">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</text:span><text:span text:style-name="T9">sult</text:span></text:p>
          </draw:text-box>
        </draw:frame>
        <draw:custom-shape draw:style-name="gr38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39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6" draw:layer="layout" svg:width="12cm" svg:height="1cm" svg:x="13cm" svg:y="1cm">
          <text:p text:style-name="P45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0" draw:text-style-name="P46" draw:layer="layout" svg:width="12cm" svg:height="1cm" svg:x="13.5cm" svg:y="13.5cm">
          <text:p text:style-name="P45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4" draw:text-style-name="P44" draw:layer="layout" svg:width="3.5cm" svg:height="1.173cm" svg:x="3cm" svg:y="5.5cm">
          <draw:text-box>
            <text:p><text:span text:style-name="T9">Tot</text:span><text:span text:style-name="T9">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3:55:47.737477761</dc:date>
    <meta:editing-duration>PT11H12M13S</meta:editing-duration>
    <meta:editing-cycles>83</meta:editing-cycles>
    <meta:generator>LibreOffice/7.4.7.2$Linux_X86_64 LibreOffice_project/40$Build-2</meta:generator>
    <meta:document-statistic meta:object-count="134"/>
  </office:meta>
</office:document-meta>
</file>